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9.507cm" fo:margin-left="-1.549cm" table:align="left"/>
    </style:style>
    <style:style style:name="Table1.A" style:family="table-column">
      <style:table-column-properties style:column-width="19.507cm"/>
    </style:style>
    <style:style style:name="Table1.1" style:family="table-row">
      <style:table-row-properties style:min-row-height="0.87cm"/>
    </style:style>
    <style:style style:name="Table1.A1" style:family="table-cell">
      <style:table-cell-properties style:vertical-align="middle" fo:padding-left="0.203cm" fo:padding-right="0.203cm" fo:padding-top="0cm" fo:padding-bottom="0cm" fo:border-left="0.75pt solid #4f674f" fo:border-right="0.75pt solid #4f674f" fo:border-top="none" fo:border-bottom="0.75pt solid #4f674f" style:writing-mode="lr-tb"/>
    </style:style>
    <style:style style:name="Table2" style:family="table">
      <style:table-properties style:width="19.681cm" fo:margin-left="-1.549cm" table:align="left"/>
    </style:style>
    <style:style style:name="Table2.A" style:family="table-column">
      <style:table-column-properties style:column-width="1.436cm"/>
    </style:style>
    <style:style style:name="Table2.B" style:family="table-column">
      <style:table-column-properties style:column-width="16.81cm"/>
    </style:style>
    <style:style style:name="Table2.1" style:family="table-row">
      <style:table-row-properties style:min-row-height="22.04cm"/>
    </style:style>
    <style:style style:name="Table2.A1" style:family="table-cell">
      <style:table-cell-properties fo:padding-left="0.171cm" fo:padding-right="0.072cm" fo:padding-top="0.116cm" fo:padding-bottom="0cm" fo:border-left="0.75pt solid #4f674f" fo:border-right="0.75pt solid #ffffff" fo:border-top="0.75pt solid #ffffff" fo:border-bottom="0.75pt solid #4f674f" style:writing-mode="lr-tb"/>
    </style:style>
    <style:style style:name="Table2.B1" style:family="table-cell">
      <style:table-cell-properties fo:padding-left="0.171cm" fo:padding-right="0.072cm" fo:padding-top="0.116cm" fo:padding-bottom="0cm" fo:border-left="0.75pt solid #ffffff" fo:border-right="0.75pt solid #ffffff" fo:border-top="0.75pt solid #ffffff" fo:border-bottom="0.75pt solid #4f674f" style:writing-mode="lr-tb"/>
    </style:style>
    <style:style style:name="Table2.C1" style:family="table-cell">
      <style:table-cell-properties fo:padding-left="0.171cm" fo:padding-right="0.072cm" fo:padding-top="0.116cm" fo:padding-bottom="0cm" fo:border-left="0.75pt solid #ffffff" fo:border-right="0.75pt solid #4f674f" fo:border-top="0.75pt solid #ffffff" fo:border-bottom="0.75pt solid #4f674f" style:writing-mode="lr-tb"/>
    </style:style>
    <style:style style:name="P1" style:family="paragraph" style:parent-style-name="Normal">
      <style:paragraph-properties fo:margin-top="0cm" fo:margin-bottom="0cm" style:contextual-spacing="false" fo:text-align="center" style:justify-single-word="false"/>
    </style:style>
    <style:style style:name="P2" style:family="paragraph" style:parent-style-name="Normal">
      <style:paragraph-properties fo:margin-top="0cm" fo:margin-bottom="0.123cm" style:contextual-spacing="false" fo:text-align="center" style:justify-single-word="false"/>
    </style:style>
    <style:style style:name="P3" style:family="paragraph" style:parent-style-name="Normal">
      <style:paragraph-properties fo:margin-left="0cm" fo:margin-right="18.468cm" fo:margin-top="0cm" fo:margin-bottom="0cm" style:contextual-spacing="false" fo:text-indent="0cm" style:auto-text-indent="false"/>
    </style:style>
    <style:style style:name="P4" style:family="paragraph" style:parent-style-name="Normal">
      <style:paragraph-properties fo:margin-top="0cm" fo:margin-bottom="0.395cm" style:contextual-spacing="false"/>
    </style:style>
    <style:style style:name="P5" style:family="paragraph" style:parent-style-name="Normal">
      <style:paragraph-properties fo:margin-top="0cm" fo:margin-bottom="0.342cm" style:contextual-spacing="false"/>
    </style:style>
    <style:style style:name="P6" style:family="paragraph" style:parent-style-name="Normal">
      <style:paragraph-properties fo:margin-top="0cm" fo:margin-bottom="0.467cm" style:contextual-spacing="false"/>
    </style:style>
    <style:style style:name="P7" style:family="paragraph" style:parent-style-name="Normal">
      <style:paragraph-properties fo:margin-top="0cm" fo:margin-bottom="0.45cm" style:contextual-spacing="false" fo:line-height="101%"/>
    </style:style>
    <style:style style:name="P8" style:family="paragraph" style:parent-style-name="Normal">
      <style:paragraph-properties fo:margin-top="0cm" fo:margin-bottom="0.423cm" style:contextual-spacing="false" fo:line-height="101%"/>
    </style:style>
    <style:style style:name="P9" style:family="paragraph" style:parent-style-name="Normal">
      <style:paragraph-properties fo:margin-top="0cm" fo:margin-bottom="0.443cm" style:contextual-spacing="false" fo:line-height="102%"/>
    </style:style>
    <style:style style:name="P10" style:family="paragraph" style:parent-style-name="Normal">
      <style:paragraph-properties fo:margin-left="0cm" fo:margin-right="0.065cm" fo:margin-top="0cm" fo:margin-bottom="0.413cm" style:contextual-spacing="false" fo:line-height="103%" fo:text-indent="0cm" style:auto-text-indent="false"/>
    </style:style>
    <style:style style:name="P11" style:family="paragraph" style:parent-style-name="Normal">
      <style:paragraph-properties fo:margin-top="0cm" fo:margin-bottom="0.397cm" style:contextual-spacing="false"/>
    </style:style>
    <style:style style:name="P12" style:family="paragraph" style:parent-style-name="Normal">
      <style:paragraph-properties fo:margin-top="0cm" fo:margin-bottom="0cm" style:contextual-spacing="false"/>
      <style:text-properties fo:color="#4f674f" loext:opacity="100%" fo:font-size="12pt" fo:font-weight="bold" style:font-size-asian="12pt" style:font-weight-asian="bold"/>
    </style:style>
    <style:style style:name="P13" style:family="paragraph" style:parent-style-name="Normal" style:master-page-name="MP0">
      <style:paragraph-properties fo:margin-left="-2.54cm" fo:margin-right="18.468cm" fo:margin-top="0cm" fo:margin-bottom="0cm" style:contextual-spacing="false" fo:text-indent="0cm" style:auto-text-indent="false" style:page-number="auto" fo:break-before="page">
        <style:tab-stops/>
      </style:paragraph-properties>
    </style:style>
    <style:style style:name="T1" style:family="text">
      <style:text-properties fo:color="#4f674f" loext:opacity="100%"/>
    </style:style>
    <style:style style:name="T2" style:family="text">
      <style:text-properties fo:color="#4f674f" loext:opacity="100%" fo:font-size="25pt" fo:font-weight="bold" style:font-size-asian="25pt" style:font-weight-asian="bold" style:font-size-complex="25pt"/>
    </style:style>
    <style:style style:name="T3" style:family="text">
      <style:text-properties fo:color="#4f674f" loext:opacity="100%" fo:font-size="12pt" fo:font-weight="bold" style:font-size-asian="12pt" style:font-weight-asian="bold"/>
    </style:style>
    <style:style style:name="T4" style:family="text">
      <style:text-properties fo:color="#4f674f" loext:opacity="100%" fo:font-weight="bold" style:font-weight-asian="bold"/>
    </style:style>
    <style:style style:name="T5" style:family="text">
      <style:text-properties fo:font-size="12pt" style:font-size-asian="12pt"/>
    </style:style>
    <style:style style:name="T6" style:family="text">
      <style:text-properties fo:font-size="12pt" fo:font-style="italic" style:font-size-asian="12pt" style:font-style-asian="italic"/>
    </style:style>
    <style:style style:name="T7" style:family="text">
      <style:text-properties fo:color="#1a62ff" loext:opacity="100%" fo:font-size="12pt" style:text-underline-style="solid" style:text-underline-width="auto" style:text-underline-color="#1a62ff" style:text-underline-mode="continuous" style:text-overline-mode="continuous" style:text-line-through-mode="continuous" style:font-size-asian="12pt"/>
    </style:style>
    <style:style style:name="T8" style:family="text">
      <style:text-properties fo:color="#1a62ff" loext:opacity="100%"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le1" table:style-name="Table1">
        <table:table-column table:style-name="Table1.A"/>
        <table:table-row table:style-name="Table1.1">
          <table:table-cell table:style-name="Table1.A1" office:value-type="string">
            <text:p text:style-name="P1"><text:span text:style-name="Police_20_par_20_défaut"><text:span text:style-name="T2">Maxime MONTOURO</text:span></text:span></text:p>
            <text:p text:style-name="P2"><text:span text:style-name="Police_20_par_20_défaut"><text:span text:style-name="T1">max.montouro@gmail.com</text:span></text:span></text:p>
            <text:p text:style-name="P1"><text:span text:style-name="Police_20_par_20_défaut"><text:span text:style-name="T1">+33(0) 643 945 013</text:span></text:span></text:p>
          </table:table-cell>
        </table:table-row>
      </table:table>
      <text:p text:style-name="P3"/>
      <table:table table:name="Table2" table:style-name="Table2">
        <table:table-column table:style-name="Table2.A"/>
        <table:table-column table:style-name="Table2.B"/>
        <table:table-column table:style-name="Table2.A"/>
        <table:table-row table:style-name="Table2.1">
          <table:table-cell table:style-name="Table2.A1" office:value-type="string">
            <text:p text:style-name="Normal"/>
          </table:table-cell>
          <table:table-cell table:style-name="Table2.B1" office:value-type="string">
            <text:p text:style-name="P4"><text:span text:style-name="Police_20_par_20_défaut"><text:span text:style-name="T5">8 Février 2024</text:span></text:span></text:p>
            <text:p text:style-name="P5"><text:span text:style-name="Police_20_par_20_défaut"><text:span text:style-name="T3">Candidature pour un stage</text:span></text:span></text:p>
            <text:p text:style-name="P6"><text:span text:style-name="Police_20_par_20_défaut"><text:span text:style-name="T4">A l’attention de M. le Président du CDGFPT de la Gironde :</text:span></text:span></text:p>
            <text:p text:style-name="P7"><text:span text:style-name="Police_20_par_20_défaut"><text:span text:style-name="T5">Au cours de mes recherches de stage, j’ai découvert l’univers de votre entreprise qui m’a directement interpellé. En effet, au-delà de certains commentaires positifs à votre égard, j’ai écouté mon instinct et souhaiterais postuler pour un stage au sein de votre entreprise. </text:span></text:span></text:p>
            <text:p text:style-name="P8"><text:span text:style-name="Police_20_par_20_défaut"><text:span text:style-name="T5">Je suis en deuxième année de BUT Informatique à Bayonne et je dois réaliser un stage de 10 semaines (du 8 avril au 14 juin 2024). Vous êtes une entreprise qui évolue dans un domaine qui m’intéresse : le Développement Web. </text:span></text:span></text:p>
            <text:p text:style-name="P9"><text:span text:style-name="Police_20_par_20_défaut"><text:span text:style-name="T5">Durant ma formation j’ai été amené à apprendre différents langages de programmation comme le C++, Python, PHP, HTML/CSS/JS, la gestion du Shell, ou encore des technologies comme GIT. En parallèle, j’ai pu m’améliorer en gérant ces langages en pratiquant sur des plateformes comme : </text:span></text:span><text:span text:style-name="Police_20_par_20_défaut"><text:span text:style-name="T6">Open Classroom</text:span></text:span><text:span text:style-name="Police_20_par_20_défaut"><text:span text:style-name="T5">. (lien vers mon GitHub: </text:span></text:span><text:a xlink:type="simple" xlink:href="https://github.com/MaxMontouro" office:target-frame-name="_top" xlink:show="replace" text:style-name="Internet_20_link" text:visited-style-name="Visited_20_Internet_20_Link"><text:span text:style-name="Police_20_par_20_défaut"><text:span text:style-name="T7">https://</text:span></text:span><text:span text:style-name="Police_20_par_20_défaut"><text:span text:style-name="T8">g</text:span></text:span><text:span text:style-name="Police_20_par_20_défaut"><text:span text:style-name="T7">ithub.com/MaxMontouro</text:span></text:span></text:a><text:span text:style-name="Police_20_par_20_défaut"><text:span text:style-name="T5">). </text:span></text:span></text:p>
            <text:p text:style-name="P8"><text:span text:style-name="Police_20_par_20_défaut"><text:span text:style-name="T5">Au cours de ma formation, j’ai été amené à travailler et collaborer au sein d’une équipe informatique (en utilisant la méthode agile notamment). Ces projets m’ont permis de mettre en lumière et de pratiquer les divers enseignements réalisés au cours de mon parcours dans l’enseignement supérieur. <text:s text:c="2"/></text:span></text:span></text:p>
            <text:p text:style-name="P10"><text:span text:style-name="Police_20_par_20_défaut"><text:span text:style-name="T5">En dehors de ma scolarité, je pratique du sport quasi quotidiennement. Étant né au Pays basque et le rugby étant une tradition, je le pratique depuis de nombreuses années. En complément, je pratique la musculation. Cette combinaison m’apporte au quotidien un bien-être physique mais aussi mental et me permet d’avancer au mieux dans ma vie tant au niveau personnel ou professionnel. </text:span></text:span></text:p>
            <text:p text:style-name="P7"><text:span text:style-name="Police_20_par_20_défaut"><text:span text:style-name="T5">Au sein d’une entreprise, je pense pouvoir apporter mon énergie et ma bonne humeur. Ne restant jamais sans rien faire et aimant constamment apprendre, j’espère pouvoir m’améliorer et découvrir de nouvelles choses. </text:span></text:span></text:p>
            <text:p text:style-name="P8"><text:span text:style-name="Police_20_par_20_défaut"><text:span text:style-name="T5">Mon objectif au sein de ce stage, en espérant que ce dernier se déroule avec vous, est de m’améliorer pour mon futur dans le monde professionnel et la suite de ma formation. </text:span></text:span></text:p>
            <text:p text:style-name="P11"><text:soft-page-break/><text:span text:style-name="Police_20_par_20_défaut"><text:span text:style-name="T5">Étant vivement motivé d’avoir la chance d’intégrer votre univers, je reste à votre entière disposition pour répondre à chacune de vos questions.</text:span></text:span></text:p>
            <text:p text:style-name="P4"><text:span text:style-name="Police_20_par_20_défaut"><text:span text:style-name="T5">Cordialement,</text:span></text:span></text:p>
            <text:p text:style-name="P12">Maxime MONTOURO</text:p>
          </table:table-cell>
          <table:table-cell table:style-name="Table2.C1" office:value-type="string">
            <text:p text:style-name="Normal"/>
          </table:table-cell>
        </table:table-row>
      </table:table>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Times New Roman"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Times New Roman"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color="#000000" loext:opacity="100%"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cm" style:num-format="1" style:print-orientation="portrait" fo:margin-top="0.979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LettreMotivation</dc:title>
    <dc:subject/>
    <meta:keyword>DAFws7PZJOQ</meta:keyword>
    <meta:keyword>BAFbGhFF8pI</meta:keyword>
    <meta:initial-creator>Maxime Montouro</meta:initial-creator>
    <meta:creation-date>2024-02-09T13:49:00Z</meta:creation-date>
    <dc:date>2024-02-13T13:01:13.227079589</dc:date>
    <meta:editing-cycles>6</meta:editing-cycles>
    <meta:editing-duration>PT5M13S</meta:editing-duration>
    <meta:document-statistic meta:table-count="2" meta:image-count="0" meta:object-count="0" meta:page-count="2" meta:paragraph-count="16" meta:word-count="356" meta:character-count="2244" meta:non-whitespace-character-count="1895"/>
    <meta:template xlink:type="simple" xlink:actuate="onRequest" xlink:title="" xlink:href="Normal"/>
  </office:meta>
</office:document-meta>
</file>